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ira Code Medium" svg:font-family="'Fira Code Medium'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Fira Code Medium" fo:font-size="13pt" fo:font-weight="bold" officeooo:rsid="001c5e9c" officeooo:paragraph-rsid="001c5e9c" style:font-size-asian="13pt" style:font-weight-asian="bold" style:font-size-complex="13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Fira Code Medium" fo:font-size="13pt" fo:font-weight="normal" officeooo:rsid="001c9581" officeooo:paragraph-rsid="001c9581" style:font-size-asian="13pt" style:font-weight-asian="normal" style:font-size-complex="13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Fira Code Medium" fo:font-size="13pt" fo:font-weight="normal" officeooo:rsid="001e5db2" officeooo:paragraph-rsid="001e5db2" style:font-size-asian="13pt" style:font-weight-asian="normal" style:font-size-complex="13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Fira Code Medium" fo:font-size="13pt" fo:font-weight="normal" officeooo:rsid="00244d94" officeooo:paragraph-rsid="00244d94" style:font-size-asian="13pt" style:font-weight-asian="normal" style:font-size-complex="13pt" style:font-weight-complex="normal"/>
    </style:style>
    <style:style style:name="P5" style:family="paragraph" style:parent-style-name="Heading_20_2">
      <style:text-properties style:font-name="Fira Code Medium" fo:font-size="13pt" fo:font-weight="normal" officeooo:rsid="0027ae24" officeooo:paragraph-rsid="0027ae24" style:font-size-asian="13pt" style:font-weight-asian="normal" style:font-size-complex="13pt" style:font-weight-complex="normal"/>
    </style:style>
    <style:style style:name="P6" style:family="paragraph" style:parent-style-name="Text_20_body">
      <style:text-properties style:font-name="Fira Code Medium" fo:font-size="13pt" fo:font-weight="normal" officeooo:rsid="002a7108" officeooo:paragraph-rsid="002a7108" style:font-size-asian="13pt" style:font-weight-asian="normal" style:font-size-complex="13pt" style:font-weight-complex="normal"/>
    </style:style>
    <style:style style:name="P7" style:family="paragraph" style:parent-style-name="Text_20_body">
      <style:text-properties style:font-name="Fira Code Medium" fo:font-size="13pt" fo:font-weight="normal" officeooo:rsid="002b12c5" officeooo:paragraph-rsid="002b12c5" style:font-size-asian="13pt" style:font-weight-asian="normal" style:font-size-complex="13pt" style:font-weight-complex="normal"/>
    </style:style>
    <style:style style:name="P8" style:family="paragraph" style:parent-style-name="Text_20_body">
      <style:text-properties style:font-name="Fira Code Medium" fo:font-size="13pt" fo:font-weight="normal" officeooo:rsid="002be875" officeooo:paragraph-rsid="002be875" style:font-size-asian="13pt" style:font-weight-asian="normal" style:font-size-complex="13pt" style:font-weight-complex="normal"/>
    </style:style>
    <style:style style:name="P9" style:family="paragraph" style:parent-style-name="Text_20_body">
      <style:text-properties style:font-name="Fira Code Medium" fo:font-size="13pt" fo:font-weight="normal" officeooo:rsid="002e9bfc" officeooo:paragraph-rsid="002e9bfc" style:font-size-asian="13pt" style:font-weight-asian="normal" style:font-size-complex="13pt" style:font-weight-complex="normal"/>
    </style:style>
    <style:style style:name="P10" style:family="paragraph" style:parent-style-name="Text_20_body">
      <style:text-properties style:font-name="Fira Code Medium" fo:font-size="13pt" fo:font-weight="normal" officeooo:rsid="002fbcc0" officeooo:paragraph-rsid="002fbcc0" style:font-size-asian="13pt" style:font-weight-asian="normal" style:font-size-complex="13pt" style:font-weight-complex="normal"/>
    </style:style>
    <style:style style:name="P11" style:family="paragraph" style:parent-style-name="Text_20_body">
      <style:text-properties style:font-name="Fira Code Medium" fo:font-size="13pt" fo:font-weight="normal" officeooo:rsid="002fbcc0" officeooo:paragraph-rsid="00305bc2" style:font-size-asian="13pt" style:font-weight-asian="normal" style:font-size-complex="13pt" style:font-weight-complex="normal"/>
    </style:style>
    <style:style style:name="P12" style:family="paragraph" style:parent-style-name="Text_20_body">
      <style:text-properties style:font-name="Fira Code Medium" fo:font-size="13pt" fo:font-weight="normal" officeooo:rsid="00305bc2" officeooo:paragraph-rsid="00305bc2" style:font-size-asian="13pt" style:font-weight-asian="normal" style:font-size-complex="13pt" style:font-weight-complex="normal"/>
    </style:style>
    <style:style style:name="P13" style:family="paragraph" style:parent-style-name="Text_20_body">
      <style:text-properties style:font-name="Fira Code Medium" fo:font-size="13pt" fo:font-weight="normal" officeooo:rsid="003317f8" officeooo:paragraph-rsid="003317f8" style:font-size-asian="13pt" style:font-weight-asian="normal" style:font-size-complex="13pt" style:font-weight-complex="normal"/>
    </style:style>
    <style:style style:name="P14" style:family="paragraph" style:parent-style-name="Text_20_body">
      <style:text-properties style:font-name="Fira Code Medium" fo:font-size="13pt" fo:font-weight="normal" officeooo:rsid="00364840" officeooo:paragraph-rsid="00364840" style:font-size-asian="13pt" style:font-weight-asian="normal" style:font-size-complex="13pt" style:font-weight-complex="normal"/>
    </style:style>
    <style:style style:name="P15" style:family="paragraph" style:parent-style-name="Text_20_body">
      <style:text-properties style:font-name="Fira Code Medium" fo:font-size="13pt" fo:font-weight="normal" officeooo:rsid="00373bd0" officeooo:paragraph-rsid="00373bd0" style:font-size-asian="13pt" style:font-weight-asian="normal" style:font-size-complex="13pt" style:font-weight-complex="normal"/>
    </style:style>
    <style:style style:name="P16" style:family="paragraph" style:parent-style-name="Text_20_body">
      <style:text-properties style:font-name="Fira Code Medium" fo:font-size="13pt" fo:font-weight="normal" officeooo:rsid="0037a8e5" officeooo:paragraph-rsid="0037a8e5" style:font-size-asian="13pt" style:font-weight-asian="normal" style:font-size-complex="13pt" style:font-weight-complex="normal"/>
    </style:style>
    <style:style style:name="P17" style:family="paragraph" style:parent-style-name="Text_20_body">
      <style:text-properties style:font-name="Fira Code Medium" fo:font-size="13pt" fo:font-weight="normal" officeooo:rsid="0038ebfb" officeooo:paragraph-rsid="0038ebfb" style:font-size-asian="13pt" style:font-weight-asian="normal" style:font-size-complex="13pt" style:font-weight-complex="normal"/>
    </style:style>
    <style:style style:name="P18" style:family="paragraph" style:parent-style-name="Text_20_body">
      <style:text-properties style:font-name="Fira Code Medium" fo:font-size="13pt" fo:font-weight="normal" officeooo:rsid="003fffd7" officeooo:paragraph-rsid="003fffd7" style:font-size-asian="13pt" style:font-weight-asian="normal" style:font-size-complex="13pt" style:font-weight-complex="normal"/>
    </style:style>
    <style:style style:name="P19" style:family="paragraph" style:parent-style-name="Text_20_body">
      <style:text-properties style:font-name="Fira Code Medium" fo:font-size="13pt" fo:font-weight="normal" officeooo:rsid="004dc585" officeooo:paragraph-rsid="004c8859" style:font-size-asian="13pt" style:font-weight-asian="normal" style:font-size-complex="13pt" style:font-weight-complex="normal"/>
    </style:style>
    <style:style style:name="P20" style:family="paragraph" style:parent-style-name="Heading_20_2">
      <style:text-properties fo:font-weight="normal" style:font-weight-asian="normal" style:font-weight-complex="normal"/>
    </style:style>
    <style:style style:name="P21" style:family="paragraph" style:parent-style-name="Text_20_body">
      <style:text-properties style:font-name="Fira Code Medium" fo:font-size="13pt" fo:font-weight="normal" officeooo:rsid="005013b5" officeooo:paragraph-rsid="005013b5" style:font-size-asian="11.3500003814697pt" style:font-weight-asian="normal" style:font-size-complex="13pt" style:font-weight-complex="normal"/>
    </style:style>
    <style:style style:name="P22" style:family="paragraph" style:parent-style-name="Text_20_body">
      <style:text-properties style:font-name="Fira Code Medium" fo:font-size="13pt" officeooo:rsid="005013b5" officeooo:paragraph-rsid="005013b5" style:font-size-asian="11.3500003814697pt" style:font-size-complex="13pt"/>
    </style:style>
    <style:style style:name="T1" style:family="text">
      <style:text-properties officeooo:rsid="001c9581"/>
    </style:style>
    <style:style style:name="T2" style:family="text">
      <style:text-properties officeooo:rsid="00244d94"/>
    </style:style>
    <style:style style:name="T3" style:family="text">
      <style:text-properties officeooo:rsid="002cd53c"/>
    </style:style>
    <style:style style:name="T4" style:family="text">
      <style:text-properties officeooo:rsid="002d0708"/>
    </style:style>
    <style:style style:name="T5" style:family="text">
      <style:text-properties officeooo:rsid="00305bc2"/>
    </style:style>
    <style:style style:name="T6" style:family="text">
      <style:text-properties officeooo:rsid="0033c058"/>
    </style:style>
    <style:style style:name="T7" style:family="text">
      <style:text-properties officeooo:rsid="0037a8e5"/>
    </style:style>
    <style:style style:name="T8" style:family="text">
      <style:text-properties officeooo:rsid="00403c93"/>
    </style:style>
    <style:style style:name="T9" style:family="text">
      <style:text-properties officeooo:rsid="0041d91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Абстрактные классы <text:span text:style-name="T1">и функции</text:span></text:p>
      <text:p text:style-name="P2">В с++ есть понятие чистой виртуальной функции (не имеет тела)</text:p>
      <text:p text:style-name="P2"/>
      <text:p text:style-name="P3"><text:span text:style-name="T2">abstract </text:span>class CA {</text:p>
      <text:p text:style-name="P3"><text:tab/>abstract void Fn(int a); // Виртуальная, чистая, без тела</text:p>
      <text:p text:style-name="P3">}</text:p>
      <text:p text:style-name="P3"/>
      <text:p text:style-name="P3"/>
      <text:p text:style-name="P4">abstract — объявляет виртуальную функцию без тела. Если объявлена хотябы одна абстрактная функция в классе перед классом нужно подставить abstract.</text:p>
      <text:p text:style-name="P4"/>
      <text:h text:style-name="P5" text:outline-level="2">Создать объект абстрактного класса невозможно!</text:h>
      <text:p text:style-name="P6">Abstract &amp; virtual — нельзя писать вместе. Совместное использование этих двух ключевых слов недопустимо.</text:p>
      <text:p text:style-name="P7">interface — ключевое слово</text:p>
      <text:p text:style-name="P7"/>
      <text:p text:style-name="P7">interface IX {</text:p>
      <text:p text:style-name="P7"><text:tab/>---</text:p>
      <text:p text:style-name="P7"><text:tab/>---</text:p>
      <text:p text:style-name="P7"><text:tab/>---</text:p>
      <text:p text:style-name="P7">}</text:p>
      <text:p text:style-name="P8">1) По умолчанию все члены интерфейса открытые (public)</text:p>
      <text:p text:style-name="P8">2) По умолчанию все функции виртуальные (virtual) или точнее абстрактные (abstract)</text:p>
      <text:p text:style-name="P8">3) <text:span text:style-name="T3">От интерфейся </text:span><text:span text:style-name="T4">можно</text:span><text:span text:style-name="T3"> порадить класс </text:span><text:span text:style-name="T4">и структуру</text:span></text:p>
      <text:p text:style-name="P8"/>
      <text:p text:style-name="P9">Правила наследования интерфейса: </text:p>
      <text:p text:style-name="P9">1) От одного интерфейса можно породить другой</text:p>
      <text:p text:style-name="P9">interface IX : IA {}</text:p>
      <text:p text:style-name="P9">2) Разрешают множественные наследования</text:p>
      <text:p text:style-name="P10">interface IX : IA, IB, …, IN {}</text:p>
      <text:p text:style-name="P11"><text:soft-page-break/>3) <text:span text:style-name="T5">Разрешают породить структуру</text:span></text:p>
      <text:p text:style-name="P12">struct STR : IA {}</text:p>
      <text:p text:style-name="P12">4) struct STR : IX, IY, …, IN {}</text:p>
      <text:p text:style-name="P12"/>
      <text:p text:style-name="P13">В С# структура — ограниченный набор функций </text:p>
      <text:p text:style-name="P13"><text:span text:style-name="T6">О</text:span>граничения (нельзя наследовать, компилятор сам пишет конструктор по умолчанию)</text:p>
      <text:p text:style-name="P14">5) class CA : IA {}</text:p>
      <text:p text:style-name="P14">6) class CA : IA, IX, …, IN {}</text:p>
      <text:p text:style-name="P15">7) <text:span text:style-name="T7">class CA : CB, IA {}</text:span></text:p>
      <text:p text:style-name="P16">8) class CA : CB, IA,IX,…,IN {}</text:p>
      <text:p text:style-name="P17">Родительский класс всегда один, интерфейсов бесконечное множество.</text:p>
      <text:p text:style-name="P18">class Program {</text:p>
      <text:p text:style-name="P18"><text:tab/>static void Main (string[] args) {</text:p>
      <text:p text:style-name="P18"><text:tab/><text:tab/>CA.pA = new CA();</text:p>
      <text:p text:style-name="P18"><text:tab/><text:tab/><text:span text:style-name="T8">IA pIA; <text:tab/>// Объявил ссылку на интерфейс (null)</text:span></text:p>
      <text:p text:style-name="P18"><text:tab/><text:tab/><text:span text:style-name="T9">pIA = pA; // обе ссылки указывают на один объект</text:span></text:p>
      <text:p text:style-name="P18"><text:tab/><text:tab/><text:span text:style-name="T9">pIA.</text:span></text:p>
      <text:p text:style-name="P18"><text:tab/>}</text:p>
      <text:p text:style-name="P18">}</text:p>
      <text:p text:style-name="P18"/>
      <text:p text:style-name="P19">interface IX {</text:p>
      <text:p text:style-name="P19"><text:s text:c="2"/>double Fn (int a, int b);</text:p>
      <text:p text:style-name="P19">}</text:p>
      <text:p text:style-name="P19"/>
      <text:p text:style-name="P19">interface IY {</text:p>
      <text:p text:style-name="P19"><text:s text:c="2"/>double Fn (int a, int b);</text:p>
      <text:p text:style-name="P19">}</text:p>
      <text:p text:style-name="P19"><text:soft-page-break/></text:p>
      <text:p text:style-name="P19">class CA : IX,IY {</text:p>
      <text:p text:style-name="P19"><text:s text:c="2"/>double IX.Fn (int a, int b) {}</text:p>
      <text:p text:style-name="P19"><text:s text:c="2"/>double IY.FN (int a, int b) {}</text:p>
      <text:p text:style-name="P19"/>
      <text:p text:style-name="P19"><text:s text:c="2"/>public IX pIX;</text:p>
      <text:p text:style-name="P19"><text:s text:c="2"/>public IY pIY;</text:p>
      <text:p text:style-name="P19"/>
      <text:p text:style-name="P19"><text:s text:c="2"/>public CA {</text:p>
      <text:p text:style-name="P19"><text:s text:c="4"/>pIX = this;</text:p>
      <text:p text:style-name="P19"><text:s text:c="4"/>pIY = this;</text:p>
      <text:p text:style-name="P19"><text:s text:c="2"/>}</text:p>
      <text:h text:style-name="P20" text:outline-level="2">}</text:h>
      <text:p text:style-name="Text_20_body"/>
      <text:p text:style-name="P21"/>
      <text:p text:style-name="Text_20_body"/>
      <text:p text:style-name="P22">Is as — на самостоятельное изучение </text:p>
      <text:p text:style-name="P2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ira Code Medium" svg:font-family="'Fira Code Medium'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ru" fo:country="RU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25T13:35:46.692231928</meta:creation-date>
    <dc:date>2025-10-25T14:41:04.290933692</dc:date>
    <meta:editing-duration>PT54M15S</meta:editing-duration>
    <meta:editing-cycles>36</meta:editing-cycles>
    <meta:generator>LibreOffice/25.8.1.1$Linux_X86_64 LibreOffice_project/580$Build-1</meta:generator>
    <meta:document-statistic meta:table-count="0" meta:image-count="0" meta:object-count="0" meta:page-count="3" meta:paragraph-count="57" meta:word-count="293" meta:character-count="1701" meta:non-whitespace-character-count="1418"/>
  </office:meta>
</office:document-meta>
</file>